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423cm" loext:contextual-spacing="false" fo:orphans="2" fo:widows="2"/>
    </style:style>
    <style:style style:name="P5" style:family="paragraph" style:parent-style-name="Text_20_body" style:list-style-name="L2">
      <style:paragraph-properties fo:margin-top="0cm" fo:margin-bottom="0.423cm" loext:contextual-spacing="false" fo:orphans="2" fo:widows="2"/>
    </style:style>
    <style:style style:name="P6" style:family="paragraph" style:parent-style-name="Text_20_body" style:list-style-name="L3">
      <style:paragraph-properties fo:margin-top="0cm" fo:margin-bottom="0.423cm" loext:contextual-spacing="false" fo:orphans="2" fo:widows="2"/>
    </style:style>
    <style:style style:name="P7" style:family="paragraph" style:parent-style-name="Text_20_body" style:list-style-name="L4">
      <style:paragraph-properties fo:margin-top="0cm" fo:margin-bottom="0.423cm" loext:contextual-spacing="false" fo:orphans="2" fo:widows="2"/>
    </style:style>
    <style:style style:name="P8" style:family="paragraph" style:parent-style-name="Text_20_body" style:list-style-name="L6">
      <style:paragraph-properties fo:margin-top="0cm" fo:margin-bottom="0.423cm" loext:contextual-spacing="false" fo:orphans="2" fo:widows="2"/>
    </style:style>
    <style:style style:name="P9" style:family="paragraph" style:parent-style-name="Text_20_body" style:list-style-name="L7">
      <style:paragraph-properties fo:margin-top="0cm" fo:margin-bottom="0.423cm" loext:contextual-spacing="false" fo:orphans="2" fo:widows="2"/>
    </style:style>
    <style:style style:name="P10" style:family="paragraph" style:parent-style-name="Text_20_body" style:list-style-name="L8">
      <style:paragraph-properties fo:margin-top="0cm" fo:margin-bottom="0.423cm" loext:contextual-spacing="false" fo:orphans="2" fo:widows="2"/>
    </style:style>
    <style:style style:name="P11" style:family="paragraph" style:parent-style-name="Text_20_body" style:list-style-name="L9">
      <style:paragraph-properties fo:margin-top="0cm" fo:margin-bottom="0.423cm" loext:contextual-spacing="false" fo:orphans="2" fo:widows="2"/>
    </style:style>
    <style:style style:name="P12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3" style:family="paragraph" style:parent-style-name="Text_20_body" style:list-style-name="L5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 style:list-style-name="L7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5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16" style:family="paragraph" style:parent-style-name="Heading_20_2"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Using Smartsheet securely</text:h>
      <text:p text:style-name="P1">As a government user you share the responsibility to keep information safe and to work securely. This guidance will help you use Smartsheet securely.</text:p>
      <text:p text:style-name="P1">Smartsheet is a web-based project and task management tool that lets you assign work to teams or people and track progress in real time.</text:p>
      <text:h text:style-name="P15" text:outline-level="3"><text:bookmark text:name="user-content-securing-your-account"/>Securing your account</text:h>
      <text:p text:style-name="P1">Secure your Smartsheet account by using:</text:p>
      <text:list xml:id="list6886434195216875076" text:style-name="L1">
        <text:list-item>
          <text:p text:style-name="P4"><text:span text:style-name="T1">a password made up of </text:span><text:a xlink:type="simple" xlink:href="https://www.ncsc.gov.uk/blog-post/three-random-words-or-thinkrandom-0" text:style-name="Internet_20_link" text:visited-style-name="Visited_20_Internet_20_Link"><text:span text:style-name="T2">3 random words</text:span></text:a></text:p>
        </text:list-item>
        <text:list-item>
          <text:p text:style-name="P4"><text:span text:style-name="T1">a secure (HTTPS) connection (ensure this by using a </text:span><text:a xlink:type="simple" xlink:href="https://whatbrowser.org/" text:style-name="Internet_20_link" text:visited-style-name="Visited_20_Internet_20_Link"><text:span text:style-name="T2">modern browser</text:span></text:a><text:span text:style-name="T1"> or a </text:span><text:a xlink:type="simple" xlink:href="https://www.smartsheet.com/product-tour/mobile" text:style-name="Internet_20_link" text:visited-style-name="Visited_20_Internet_20_Link"><text:span text:style-name="T2">Smartsheet mobile app</text:span></text:a><text:span text:style-name="T1">)</text:span></text:p>
        </text:list-item>
      </text:list>
      <text:p text:style-name="P1">If you use Office 365 or G Suite, or another service that helps you to login to applications, ask your IT team if they can connect it to Smartsheet. Use two factor authentication in that service if available.</text:p>
      <text:p text:style-name="P1">Contact your Smartsheet administrator if you:</text:p>
      <text:list xml:id="list1552764420939649464" text:style-name="L2">
        <text:list-item>
          <text:p text:style-name="P12">think someone may have accessed your account</text:p>
        </text:list-item>
        <text:list-item>
          <text:p text:style-name="P5"><text:span text:style-name="T1">lose a device that can access your Smartsheet account (you should also </text:span><text:a xlink:type="simple" xlink:href="https://help.smartsheet.com/articles/1987699-changing-resetting-your-password" text:style-name="Internet_20_link" text:visited-style-name="Visited_20_Internet_20_Link"><text:span text:style-name="T2">change your password</text:span></text:a><text:span text:style-name="T1">)</text:span></text:p>
        </text:list-item>
      </text:list>
      <text:h text:style-name="P15" text:outline-level="3"><text:bookmark text:name="user-content-protecting-your-data"/>Protecting your data</text:h>
      <text:p text:style-name="P1">To protect your data when using Smartsheet, make sure you:</text:p>
      <text:list xml:id="list6450579965287359158" text:style-name="L3">
        <text:list-item>
          <text:p text:style-name="P6"><text:span text:style-name="T1">don't use Smartsheet to store </text:span><text:a xlink:type="simple" xlink:href="https://ico.org.uk/for-organisations/guide-to-data-protection/key-definitions/" text:style-name="Internet_20_link" text:visited-style-name="Visited_20_Internet_20_Link"><text:span text:style-name="T2">sensitive, personal</text:span></text:a><text:span text:style-name="T1">, or other high value data (like commercial or financial information) that could cause harm if lost or exposed</text:span></text:p>
        </text:list-item>
        <text:list-item>
          <text:p text:style-name="P6"><text:span text:style-name="T1">create and use </text:span><text:a xlink:type="simple" xlink:href="https://help.smartsheet.com/articles/1155182-sharing-permission-levels" text:style-name="Internet_20_link" text:visited-style-name="Visited_20_Internet_20_Link"><text:span text:style-name="T2">sheet permissions</text:span></text:a><text:span text:style-name="T1"> when you need to control access</text:span></text:p>
        </text:list-item>
      </text:list>
      <text:p text:style-name="P1">When using Smartsheet, you should also be aware that all content can be:</text:p>
      <text:list xml:id="list7598865025465763113" text:style-name="L4">
        <text:list-item>
          <text:p text:style-name="P7"><text:span text:style-name="T1">disclosed publicly under the </text:span><text:a xlink:type="simple" xlink:href="https://ico.org.uk/for-organisations/guide-to-freedom-of-information/what-is-the-foi-act/" text:style-name="Internet_20_link" text:visited-style-name="Visited_20_Internet_20_Link"><text:span text:style-name="T2">Freedom of Information Act</text:span></text:a></text:p>
        </text:list-item>
        <text:list-item>
          <text:p text:style-name="P7"><text:soft-page-break/><text:a xlink:type="simple" xlink:href="https://help.smartsheet.com/articles/506499-backing-up-your-data" text:style-name="Internet_20_link" text:visited-style-name="Visited_20_Internet_20_Link"><text:span text:style-name="T2">exported and viewed</text:span></text:a><text:span text:style-name="T1"> </text:span><text:a xlink:type="simple" xlink:href="https://help.smartsheet.com/articles/506499-backing-up-your-data" text:style-name="Internet_20_link" text:visited-style-name="Visited_20_Internet_20_Link"><text:span text:style-name="T2">offline by your administrators</text:span></text:a></text:p>
        </text:list-item>
        <text:list-item>
          <text:p text:style-name="P7"><text:a xlink:type="simple" xlink:href="https://www.smartsheet.com/privacy" text:style-name="Internet_20_link" text:visited-style-name="Visited_20_Internet_20_Link"><text:span text:style-name="T2">subject to legal requests to share data</text:span></text:a><text:span text:style-name="T1"> by courts, government agencies, or parties involved in litigation in the US</text:span></text:p>
        </text:list-item>
      </text:list>
      <text:p text:style-name="P2"><text:span text:style-name="T1">Smartsheet have signed up to the </text:span><text:a xlink:type="simple" xlink:href="https://www.smartsheet.com/privacy" text:style-name="Internet_20_link" text:visited-style-name="Visited_20_Internet_20_Link"><text:span text:style-name="T2">EU-US Privacy Shield</text:span></text:a><text:span text:style-name="T1"> which means they say they follow European data protection requirements for European customers. </text:span><text:a xlink:type="simple" xlink:href="https://www.smartsheet.com/user-agreement" text:style-name="Internet_20_link" text:visited-style-name="Visited_20_Internet_20_Link"><text:span text:style-name="T2">You own the data</text:span></text:a><text:span text:style-name="T1"> you put in Smartsheet, and their technical security is similar to other popular public cloud services.</text:span></text:p>
      <text:h text:style-name="P15" text:outline-level="3"><text:bookmark text:name="user-content-managing-your-information"/>Managing your information</text:h>
      <text:p text:style-name="P1">Sometimes you need to refer back to information in Smartsheet. As a civil servant, you also need to keep save a permanent record at regular intervals or at the end of a piece of work.</text:p>
      <text:p text:style-name="P1">Make sure you don't lose content by:</text:p>
      <text:list xml:id="list2279421795964233537" text:style-name="L5">
        <text:list-item>
          <text:p text:style-name="P13">creating a permanent record of shared information at regular intervals or at the end of a piece of work</text:p>
        </text:list-item>
        <text:list-item>
          <text:p text:style-name="P13">exporting data to your document storage or email service to capture important discussions or decisions (name the data so it can be found later)</text:p>
        </text:list-item>
      </text:list>
      <text:p text:style-name="P1">You can export data from Smartsheet by:</text:p>
      <text:list xml:id="list2283164461715338732" text:style-name="L6">
        <text:list-item>
          <text:p text:style-name="P8"><text:a xlink:type="simple" xlink:href="https://help.smartsheet.com/articles/518318-using-copy-paste" text:style-name="Internet_20_link" text:visited-style-name="Visited_20_Internet_20_Link"><text:span text:style-name="T2">copying and pasting the text</text:span></text:a><text:span text:style-name="T1"> (while noting the date)</text:span></text:p>
        </text:list-item>
        <text:list-item>
          <text:p text:style-name="P8"><text:span text:style-name="T1">taking a screenshot or </text:span><text:a xlink:type="simple" xlink:href="https://help.smartsheet.com/articles/770623-exporting-sheets-reports-from-smartsheet#png" text:style-name="Internet_20_link" text:visited-style-name="Visited_20_Internet_20_Link"><text:span text:style-name="T2">exporting as an image</text:span></text:a></text:p>
        </text:list-item>
        <text:list-item>
          <text:p text:style-name="P8"><text:span text:style-name="T1">asking your administrator to </text:span><text:a xlink:type="simple" xlink:href="https://help.smartsheet.com/articles/506499-backing-up-your-data#backup" text:style-name="Internet_20_link" text:visited-style-name="Visited_20_Internet_20_Link"><text:span text:style-name="T2">request a backup</text:span></text:a></text:p>
        </text:list-item>
        <text:list-item>
          <text:p text:style-name="P8"><text:a xlink:type="simple" xlink:href="https://help.smartsheet.com/articles/770623-exporting-sheets-reports-from-smartsheet" text:style-name="Internet_20_link" text:visited-style-name="Visited_20_Internet_20_Link"><text:span text:style-name="T2">exporting individual sheets</text:span></text:a><text:span text:style-name="T1"> manually as Microsoft Excel or Project files, PDFs, or Google Sheets</text:span></text:p>
        </text:list-item>
      </text:list>
      <text:h text:style-name="P15" text:outline-level="3"><text:bookmark text:name="user-content-getting-started"/>Getting started</text:h>
      <text:p text:style-name="P1">Ensure your account looks official and similar to other government Smartsheet accounts by:</text:p>
      <text:list xml:id="list6456435481365742407" text:style-name="L7">
        <text:list-item>
          <text:p text:style-name="P9"><text:a xlink:type="simple" xlink:href="https://help.smartsheet.com/articles/796268-adjusting-personal-settings" text:style-name="Internet_20_link" text:visited-style-name="Visited_20_Internet_20_Link"><text:span text:style-name="T2">adding your first and last name to your profile</text:span></text:a><text:span text:style-name="T1"> including your organisation name in brackets after your last name - for example Alex Black (MOJ)</text:span></text:p>
        </text:list-item>
        <text:list-item>
          <text:p text:style-name="P14"><text:soft-page-break/>using your primary corporate email address</text:p>
        </text:list-item>
      </text:list>
      <text:p text:style-name="P2"><text:span text:style-name="T1">Smartsheet uses Sheets (collaborative </text:span><text:a xlink:type="simple" xlink:href="https://en.wikipedia.org/wiki/Gantt_chart" text:style-name="Internet_20_link" text:visited-style-name="Visited_20_Internet_20_Link"><text:span text:style-name="T2">Gantt charts</text:span></text:a><text:span text:style-name="T1">), Workspaces (sheets and uploaded files), and Sights (dashboards where you can monitor progress). Most users need to be licensed but you can add collaborators to a Sheet or Workspace without using a license.</text:span></text:p>
      <text:p text:style-name="P1">Think about how information might look in public if it were disclosed, particularly project names, or more casual interactions like comments in sheets.</text:p>
      <text:h text:style-name="P15" text:outline-level="3"><text:bookmark text:name="user-content-getting-help"/>Getting help</text:h>
      <text:p text:style-name="P1">For help using Smartsheet, you can:</text:p>
      <text:list xml:id="list7943118393665329175" text:style-name="L8">
        <text:list-item>
          <text:p text:style-name="P10"><text:span text:style-name="T1">access the Smartsheet </text:span><text:a xlink:type="simple" xlink:href="https://help.smartsheet.com/?ss_lc=en_US" text:style-name="Internet_20_link" text:visited-style-name="Visited_20_Internet_20_Link"><text:span text:style-name="T2">help center</text:span></text:a><text:span text:style-name="T1"> for guides and videos</text:span></text:p>
        </text:list-item>
        <text:list-item>
          <text:p text:style-name="P10"><text:span text:style-name="T1">follow their </text:span><text:a xlink:type="simple" xlink:href="https://twitter.com/Smartsheet" text:style-name="Internet_20_link" text:visited-style-name="Visited_20_Internet_20_Link"><text:span text:style-name="T2">twitter feed</text:span></text:a><text:span text:style-name="T1"> for examples of how to use Smartsheet</text:span></text:p>
        </text:list-item>
      </text:list>
      <text:p text:style-name="P1">Smartsheet offer support through a:</text:p>
      <text:list xml:id="list3843357995262653848" text:style-name="L9">
        <text:list-item>
          <text:p text:style-name="P11"><text:a xlink:type="simple" xlink:href="https://www.smartsheet.com/support" text:style-name="Internet_20_link" text:visited-style-name="Visited_20_Internet_20_Link"><text:span text:style-name="T2">support page</text:span></text:a></text:p>
        </text:list-item>
        <text:list-item>
          <text:p text:style-name="P11"><text:a xlink:type="simple" xlink:href="http://status.smartsheet.com/" text:style-name="Internet_20_link" text:visited-style-name="Visited_20_Internet_20_Link"><text:span text:style-name="T2">status page</text:span></text:a></text:p>
        </text:list-item>
      </text:list>
      <text:p text:style-name="P3">You may also access further support from your internal IT team (if you have agreed a support arrangement with them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7:49:47.301000000</meta:creation-date>
    <dc:date>2017-08-10T17:50:18.164000000</dc:date>
    <meta:editing-duration>PT31S</meta:editing-duration>
    <meta:editing-cycles>1</meta:editing-cycles>
    <meta:document-statistic meta:table-count="0" meta:image-count="0" meta:object-count="0" meta:page-count="3" meta:paragraph-count="44" meta:word-count="607" meta:character-count="3577" meta:non-whitespace-character-count="3035"/>
    <meta:generator>LibreOffice/5.2.7.2$Windows_x86 LibreOffice_project/2b7f1e640c46ceb28adf43ee075a6e8b8439ed10</meta:generator>
  </office:meta>
</office:document-meta>
</file>